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be1" officeooo:paragraph-rsid="0011db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;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7:59:38.965467846</meta:creation-date>
    <meta:generator>LibreOffice/7.3.7.2$Linux_X86_64 LibreOffice_project/30$Build-2</meta:generator>
    <dc:date>2024-08-01T17:59:54.218586654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</office:meta>
</office:document-meta>
</file>